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9.42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5.4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19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6">00/00/0000</text:date>, <text:time style:data-style-name="N2" text:time-value="09:09:27.0830376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3-06T12:21:28.169799151</dc:date>
    <meta:editing-duration>P102DT16H45M22S</meta:editing-duration>
    <meta:editing-cycles>4536</meta:editing-cycles>
    <meta:generator>LibreOffice/6.4.7.2$Linux_X86_64 LibreOffice_project/40$Build-2</meta:generator>
    <meta:document-statistic meta:table-count="3" meta:cell-count="71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